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1b0980" officeooo:paragraph-rsid="001b0980" style:font-size-asian="40pt" style:font-size-complex="40pt"/>
    </style:style>
    <style:style style:name="P2" style:family="paragraph" style:parent-style-name="Standard">
      <style:text-properties fo:font-size="16pt" officeooo:rsid="001b0980" officeooo:paragraph-rsid="001b0980" style:font-size-asian="14pt" style:font-size-complex="16pt"/>
    </style:style>
    <style:style style:name="P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40pt" officeooo:rsid="001b0980" officeooo:paragraph-rsid="001b0980" style:font-size-asian="40pt" style:font-size-complex="4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hcp in gns3:</text:p>
      <text:p text:style-name="P1"/>
      <text:p text:style-name="P1"/>
      <text:p text:style-name="P3">command in router:</text:p>
      <text:p text:style-name="P2">R1#enable</text:p>
      <text:p text:style-name="P2"/>
      <text:p text:style-name="P2">R1#config terminal </text:p>
      <text:p text:style-name="P2">Enter configuration commands, one per line. <text:s/>End with CNTL/Z.</text:p>
      <text:p text:style-name="P2"/>
      <text:p text:style-name="P2"/>
      <text:p text:style-name="P2">R1(config)#do sh ip int brief</text:p>
      <text:p text:style-name="P2"/>
      <text:p text:style-name="P2">R1(config)#int f0/0</text:p>
      <text:p text:style-name="P2">R1(config-if)#ip address 192.168.0.1 255.255.255.0</text:p>
      <text:p text:style-name="P2">R1(config-if)#no shut</text:p>
      <text:p text:style-name="P2">R1(config-if)#</text:p>
      <text:p text:style-name="P2"/>
      <text:p text:style-name="P2">*Sep 18 12:00:32.615: %LINK-3-UPDOWN: Interface FastEthernet0/0, changed state to up</text:p>
      <text:p text:style-name="P2">R1(config-if)#</text:p>
      <text:p text:style-name="P2">*Sep 18 12:00:32.615: %ENTITY_ALARM-6-INFO: CLEAR INFO Fa0/0 Physical Port Administrative State Down </text:p>
      <text:p text:style-name="P2">*Sep 18 12:00:33.615: %LINEPROTO-5-UPDOWN: Line protocol on Interface FastEthernet0/0, changed state to up</text:p>
      <text:p text:style-name="P2"/>
      <text:p text:style-name="P2">R1(config-if)#ip dhcp pool tanvir</text:p>
      <text:p text:style-name="P2"/>
      <text:p text:style-name="P2">R1(dhcp-config)#network 192.168.0.0 255.255.255.0</text:p>
      <text:p text:style-name="P2"/>
      <text:p text:style-name="P2">R1(dhcp-config)#default-router 192.168.0.1</text:p>
      <text:p text:style-name="P2"><text:soft-page-break/>R1(dhcp-config)#dns</text:p>
      <text:p text:style-name="P2">R1(dhcp-config)#dns-server 8.8.8.8</text:p>
      <text:p text:style-name="P2">R1(dhcp-config)#exit</text:p>
      <text:p text:style-name="P2"/>
      <text:p text:style-name="P2"/>
      <text:p text:style-name="P2"/>
      <text:p text:style-name="P2">go to the pc and type</text:p>
      <text:p text:style-name="P2"/>
      <text:p text:style-name="P2"/>
      <text:p text:style-name="P2">Trying 127.0.0.1...</text:p>
      <text:p text:style-name="P2">Connected to 127.0.0.1.</text:p>
      <text:p text:style-name="P2">Escape character is '^]'.</text:p>
      <text:p text:style-name="P2"/>
      <text:p text:style-name="P2">PC-1&gt; ip dhcp</text:p>
      <text:p text:style-name="P2">DORA IP 192.168.0.2/24 GW 192.168.0.1</text:p>
      <text:p text:style-name="P2"/>
      <text:p text:style-name="P2">PC-1&gt; sh ip</text:p>
      <text:p text:style-name="P2"/>
      <text:p text:style-name="P2">NAME <text:s text:c="7"/>: PC-1[1]</text:p>
      <text:p text:style-name="P2">IP/MASK <text:s text:c="4"/>: 192.168.0.2/24</text:p>
      <text:p text:style-name="P2">GATEWAY <text:s text:c="4"/>: 192.168.0.1</text:p>
      <text:p text:style-name="P2">DNS <text:s text:c="8"/>: 8.8.8.8 <text:s/></text:p>
      <text:p text:style-name="P2">DHCP SERVER : 192.168.0.1</text:p>
      <text:p text:style-name="P2">DHCP LEASE <text:s/>: 86398, 86400/43200/75600</text:p>
      <text:p text:style-name="P2">MAC <text:s text:c="8"/>: 00:50:79:66:68:00</text:p>
      <text:p text:style-name="P2">LPORT <text:s text:c="6"/>: 10010</text:p>
      <text:p text:style-name="P2">RHOST:PORT <text:s/>: 127.0.0.1:10011</text:p>
      <text:p text:style-name="P2">MTU <text:s text:c="8"/>: 1500</text:p>
      <text:p text:style-name="P2"/>
      <text:p text:style-name="P2">PC-1&gt;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2:07:32.917706907</meta:creation-date>
    <dc:date>2018-09-18T12:12:38.950470965</dc:date>
    <meta:editing-duration>PT5M12S</meta:editing-duration>
    <meta:editing-cycles>1</meta:editing-cycles>
    <meta:document-statistic meta:table-count="0" meta:image-count="0" meta:object-count="0" meta:page-count="2" meta:paragraph-count="38" meta:word-count="141" meta:character-count="1167" meta:non-whitespace-character-count="1011"/>
    <meta:generator>LibreOffice/5.4.7.2$Linux_X86_64 LibreOffice_project/40$Build-2</meta:generator>
  </office:meta>
</office:document-meta>
</file>